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1a15"/>
    </style:style>
    <style:style style:name="T1" style:family="text">
      <style:text-properties officeooo:rsid="000cb1f7"/>
    </style:style>
    <style:style style:name="T2" style:family="text">
      <style:text-properties officeooo:rsid="000cfc51"/>
    </style:style>
    <style:style style:name="T3" style:family="text">
      <style:text-properties officeooo:rsid="000d286a"/>
    </style:style>
    <style:style style:name="T4" style:family="text">
      <style:text-properties officeooo:rsid="000e6d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inter synoptic scale variability</text:p>
      <text:p text:style-name="Standard"/>
      <text:p text:style-name="Standard">- Focus on extratropical cyclones in DJF. Divide in west and eastern part of <text:span text:style-name="T1">Mediterranean</text:span> basin</text:p>
      <text:p text:style-name="Standard">- <text:span text:style-name="T2">Winter precipitation is expected to get less due to AGW and its effect onj less cyclogenesis</text:span></text:p>
      <text:p text:style-name="Standard">- <text:span text:style-name="T2">Climate model is able to reproduce results of ERA40 fairly well.</text:span></text:p>
      <text:p text:style-name="Standard">- <text:span text:style-name="T3">Sometimes model has trouble to reproduce cyclones in specific areas due to course resolution.</text:span></text:p>
      <text:p text:style-name="Standard">- <text:span text:style-name="T3">Larger increase of temperatures in Western Europe and Africa comapred to Eastern Europe and Africa. This also related to a smaller increase of gph in the east and this is one of the reasons why this area cyclones reduce less in numbers.</text:span></text:p>
      <text:p text:style-name="P1">- <text:span text:style-name="T4">Cyclones density tends to be especially reduced over the western basin</text:span></text:p>
      <text:p text:style-name="P1"><text:span text:style-name="T4">- in general we find an increase of static stability in the basin but this offset by stronger cold intrusions in the eastern basin. This does not hold for the west, where a decrease in baroclinicity remains. </text:span></text:p>
      <text:p text:style-name="P1"><text:span text:style-name="T4">- Also cyclones that originate from the Atlantic tend to penetrate the westenr basin less ften due to more often occuring stationary waves over England.</text:span></text:p>
      <text:p text:style-name="P1"><text:span text:style-name="T4">- Due to decrease of n number of cyclones over the western basina precipitation is also strongly decreases espeicllay in the western basin and Northern Africa. <text:s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2T11:00:00.016382803</meta:creation-date>
    <dc:date>2022-02-02T12:16:32.170312488</dc:date>
    <meta:editing-duration>PT5M31S</meta:editing-duration>
    <meta:editing-cycles>1</meta:editing-cycles>
    <meta:document-statistic meta:table-count="0" meta:image-count="0" meta:object-count="0" meta:page-count="1" meta:paragraph-count="10" meta:word-count="207" meta:character-count="1215" meta:non-whitespace-character-count="1015"/>
    <meta:generator>LibreOffice/6.0.7.3$Linux_X86_64 LibreOffice_project/00m0$Build-3</meta:generator>
  </office:meta>
</office:document-meta>
</file>